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Dot" svg:stroke-color="#000000" svg:stroke-opacity="100%" draw:stroke-linejoin="round" draw:fill="none" draw:opacity="50%" draw:textarea-horizontal-align="justify" draw:textarea-vertical-align="middle" draw:auto-grow-height="false" fo:min-height="14.673cm" fo:min-width="21.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780373" draw:textarea-horizontal-align="justify" draw:textarea-vertical-align="middle" draw:auto-grow-height="false" fo:min-height="2.902cm" fo:min-width="4.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2cm" fo:min-width="7.12cm"/>
      <style:paragraph-properties style:writing-mode="lr-tb"/>
    </style:style>
    <style:style style:name="gr5" style:family="graphic" style:parent-style-name="standard">
      <style:graphic-properties draw:fill-color="#780373" draw:textarea-horizontal-align="justify" draw:textarea-vertical-align="middle" draw:auto-grow-height="false" fo:min-height="0.648cm" fo:min-width="1.296cm"/>
      <style:paragraph-properties style:writing-mode="lr-tb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0.876cm" fo:min-width="2.3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296cm"/>
      <style:paragraph-properties style:writing-mode="lr-tb"/>
    </style:style>
    <style:style style:name="gr8" style:family="graphic" style:parent-style-name="standard">
      <style:graphic-properties svg:stroke-color="#3faf46" draw:marker-start="Arrowheads_20_3" draw:marker-end="Arrowheads_20_1" draw:textarea-vertical-align="middle"/>
    </style:style>
    <style:style style:name="gr9" style:family="graphic" style:parent-style-name="standard">
      <style:graphic-properties svg:stroke-color="#3faf46" draw:marker-start="" draw:marker-end="Arrowheads_20_1" draw:textarea-vertical-align="middle"/>
    </style:style>
    <style:style style:name="gr10" style:family="graphic" style:parent-style-name="standard">
      <style:graphic-properties draw:marker-start="Arrowheads_20_1" draw:marker-end="Arrowheads_20_3" draw:textarea-vertical-align="middle"/>
    </style:style>
    <style:style style:name="gr11" style:family="graphic" style:parent-style-name="standard">
      <style:graphic-properties draw:marker-end="Arrowheads_20_1" draw:textarea-vertical-align="middle"/>
    </style:style>
    <style:style style:name="gr12" style:family="graphic" style:parent-style-name="standard">
      <style:graphic-properties svg:stroke-color="#780373" draw:marker-end="Arrowheads_20_1" draw:textarea-vertical-align="middle"/>
    </style:style>
    <style:style style:name="gr13" style:family="graphic" style:parent-style-name="standard">
      <style:graphic-properties svg:stroke-color="#780373" draw:marker-start="Arrowheads_20_3" draw:marker-end="Arrowheads_20_1" draw:textarea-vertical-align="middle"/>
    </style:style>
    <style:style style:name="gr14" style:family="graphic" style:parent-style-name="standard">
      <style:graphic-properties draw:opacity="31%" draw:textarea-horizontal-align="justify" draw:textarea-vertical-align="middle" draw:auto-grow-height="false" fo:min-height="3.775cm" fo:min-width="6.8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16" style:family="graphic" style:parent-style-name="standard">
      <style:graphic-properties draw:fill-color="#ff7b59" draw:textarea-horizontal-align="justify" draw:textarea-vertical-align="middle" draw:auto-grow-height="false" fo:min-height="2.042cm" fo:min-width="4.649cm"/>
      <style:paragraph-properties style:writing-mode="lr-tb"/>
    </style:style>
    <style:style style:name="gr17" style:family="graphic" style:parent-style-name="standard">
      <style:graphic-properties svg:stroke-color="#ff7b59" draw:marker-start="Arrowheads_20_3" draw:marker-end="Arrowheads_20_1" draw:textarea-vertical-align="middle"/>
    </style:style>
    <style:style style:name="gr18" style:family="graphic" style:parent-style-name="standard">
      <style:graphic-properties svg:stroke-color="#3465a4" draw:fill-color="#999999" draw:textarea-horizontal-align="justify" draw:textarea-vertical-align="middle" draw:auto-grow-height="false" fo:min-height="0.648cm" fo:min-width="1.971cm" loext:glow-radius="0cm" loext:softedge-radius="0cm"/>
      <style:paragraph-properties style:writing-mode="lr-tb"/>
    </style:style>
    <style:style style:name="gr19" style:family="graphic" style:parent-style-name="standard">
      <style:graphic-properties draw:fill-color="#ffbf00" draw:textarea-horizontal-align="justify" draw:textarea-vertical-align="middle" draw:auto-grow-height="false" fo:min-height="0.648cm" fo:min-width="1.971cm"/>
      <style:paragraph-properties style:writing-mode="lr-tb"/>
    </style:style>
    <style:style style:name="gr20" style:family="graphic" style:parent-style-name="standard">
      <style:graphic-properties draw:opacity="31%" draw:textarea-horizontal-align="justify" draw:textarea-vertical-align="middle" draw:auto-grow-height="false" fo:min-height="3.188cm" fo:min-width="3.256cm"/>
    </style:style>
    <style:style style:name="gr21" style:family="graphic" style:parent-style-name="standard">
      <style:graphic-properties svg:stroke-color="#999999" draw:textarea-vertical-align="middle"/>
    </style:style>
    <style:style style:name="gr22" style:family="graphic" style:parent-style-name="standard">
      <style:graphic-properties svg:stroke-color="#ffbf00" draw:textarea-vertical-align="middle"/>
    </style:style>
    <style:style style:name="gr23" style:family="graphic" style:parent-style-name="standard">
      <style:graphic-properties svg:stroke-color="#ffbf00" draw:marker-end="Arrowheads_20_1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  <style:paragraph-properties style:writing-mode="lr-tb"/>
    </style:style>
    <style:style style:name="gr27" style:family="graphic" style:parent-style-name="standard">
      <style:graphic-properties svg:stroke-color="#780373" draw:marker-start="Arrowheads_20_1" draw:marker-end="Arrowheads_20_3" draw:textarea-vertical-align="middle"/>
    </style:style>
    <style:style style:name="gr28" style:family="graphic" style:parent-style-name="standard">
      <style:graphic-properties svg:stroke-color="#ff7b59" draw:textarea-vertical-align="middle"/>
    </style:style>
    <style:style style:name="gr29" style:family="graphic" style:parent-style-name="standard">
      <style:graphic-properties svg:stroke-color="#ff7b59" draw:marker-end="Arrowheads_20_1" draw:textarea-vertical-align="middle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80373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780373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3faf46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opacity="31%"/>
      <style:paragraph-properties fo:text-align="center"/>
    </style:style>
    <style:style style:name="P10" style:family="paragraph">
      <loext:graphic-properties draw:fill-color="#ff7b59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999999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bf00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4.923cm" svg:x="1.317cm" svg:y="3.22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03cm" svg:height="0.962cm" svg:x="2.587cm" svg:y="2.27cm">
          <draw:text-box>
            <text:p>Cloud / Data Center</text:p>
          </draw:text-box>
        </draw:frame>
        <draw:custom-shape draw:style-name="gr3" draw:text-style-name="P4" xml:id="id8" draw:id="id8" draw:layer="layout" svg:width="5.08cm" svg:height="3.492cm" svg:x="23.542cm" svg:y="2.27cm">
          <text:p text:style-name="P3">Git Package</text:p>
          <text:p text:style-name="P3">Sour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7.62cm" svg:height="0.952cm" svg:x="3.54cm" svg:y="5.127cm">
          <text:p text:style-name="P3"><text:span text:style-name="T1">Request</text:span> <text:span text:style-name="T2">(Shared Per Runner Group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62cm" svg:height="0.952cm" svg:x="3.54cm" svg:y="6.08cm">
          <text:p text:style-name="P3"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7.62cm" svg:height="0.952cm" svg:x="3.54cm" svg:y="7.032cm">
          <text:p text:style-name="P5"><text:span text:style-name="T1">Info</text:span><text:span text:style-name="T2"> </text:span><text:span text:style-name="T1">Request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7.62cm" svg:height="0.952cm" svg:x="3.54cm" svg:y="7.985cm">
          <text:p text:style-name="P5"><text:span text:style-name="T1">Info</text:span><text:span text:style-name="T2"> </text:span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.54cm" svg:height="1.27cm" svg:x="6.715cm" svg:y="13.382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4.018cm" svg:height="1.592cm" draw:transform="rotate (0.0165806278939461) translate (2.988cm 12.425cm)">
          <text:p text:style-name="P3"><text:span text:style-name="T2">cb-scheduler</text:span></text:p>
          <text:p text:style-name="P3"><text:span text:style-name="T3">(cb-prepare / cb-ru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2.54cm" svg:height="1.27cm" svg:x="5.445cm" svg:y="11.16cm">
          <text:p text:style-name="P5"><text:span text:style-name="T2">cb-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3.54cm" svg:y1="5.603cm" svg:x2="3cm" svg:y2="13.218cm" draw:start-shape="id1" draw:start-glue-point="3" draw:end-shape="id2" draw:end-glue-point="6" svg:d="M3540 5603h-1040v7615h500" svg:viewBox="0 0 1041 7616">
          <text:p/>
        </draw:connector>
        <draw:connector draw:style-name="gr9" draw:text-style-name="P8" draw:layer="layout" draw:line-skew="0.452cm" svg:x1="7.019cm" svg:y1="13.152cm" svg:x2="11.16cm" svg:y2="6.556cm" draw:start-shape="id2" draw:start-glue-point="10" draw:end-shape="id3" draw:end-glue-point="1" svg:d="M7019 13152h5094v-6596h-953" svg:viewBox="0 0 5095 6597">
          <text:p/>
        </draw:connector>
        <draw:connector draw:style-name="gr10" draw:text-style-name="P8" draw:layer="layout" svg:x1="5.445cm" svg:y1="11.795cm" svg:x2="3.54cm" svg:y2="7.508cm" draw:start-shape="id4" draw:start-glue-point="6" draw:end-shape="id5" draw:end-glue-point="3" svg:d="M5445 11795h-2406v-4287h501" svg:viewBox="0 0 2407 4288">
          <text:p/>
        </draw:connector>
        <draw:connector draw:style-name="gr11" draw:text-style-name="P8" draw:layer="layout" draw:line-skew="0.134cm" svg:x1="7.985cm" svg:y1="11.795cm" svg:x2="11.16cm" svg:y2="8.461cm" draw:start-shape="id4" draw:start-glue-point="10" draw:end-shape="id6" draw:end-glue-point="1" svg:d="M7985 11795h3810v-3334h-635" svg:viewBox="0 0 3811 3335">
          <text:p/>
        </draw:connector>
        <draw:connector draw:style-name="gr12" draw:text-style-name="P8" draw:layer="layout" draw:line-skew="0.769cm" svg:x1="9.255cm" svg:y1="14.017cm" svg:x2="11.16cm" svg:y2="5.603cm" draw:start-shape="id7" draw:start-glue-point="10" draw:end-shape="id1" draw:end-glue-point="1" svg:d="M9255 14017h3175v-8414h-1270" svg:viewBox="0 0 3176 8415">
          <text:p/>
        </draw:connector>
        <draw:connector draw:style-name="gr13" draw:text-style-name="P8" xml:id="id13" draw:id="id13" draw:layer="layout" draw:line-skew="2.038cm" svg:x1="26.082cm" svg:y1="5.762cm" svg:x2="8.883cm" svg:y2="14.466cm" draw:start-shape="id8" draw:start-glue-point="2" draw:end-shape="id7" draw:end-glue-point="9" svg:d="M26082 5762v11430h-17199v-2726" svg:viewBox="0 0 17200 11431">
          <text:p/>
        </draw:connector>
        <draw:custom-shape draw:style-name="gr14" draw:text-style-name="P9" draw:layer="layout" svg:width="8.572cm" svg:height="6.033cm" svg:x="2.27cm" svg:y="9.88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2" draw:layer="layout" svg:width="3.317cm" svg:height="0.962cm" svg:x="3.222cm" svg:y="15.913cm">
          <draw:text-box>
            <text:p>Runner(s)</text:p>
          </draw:text-box>
        </draw:frame>
        <draw:custom-shape draw:style-name="gr16" draw:text-style-name="P10" xml:id="id9" draw:id="id9" draw:layer="layout" svg:width="5.397cm" svg:height="2.54cm" svg:x="19.441cm" svg:y="5.16cm">
          <text:p text:style-name="P5"><text:span text:style-name="T1">Control</text:span><text:span text:style-name="T2"> </text:span><text:span text:style-name="T1">Plane</text:span><text:span text:style-name="T2"> (cb-ct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8" draw:layer="layout" draw:line-skew="-1.087cm -0.802cm" svg:x1="3.54cm" svg:y1="6.556cm" svg:x2="22.139cm" svg:y2="5.16cm" draw:start-shape="id3" draw:start-glue-point="3" draw:end-shape="id9" draw:end-glue-point="0" svg:d="M3540 6556h-1588v-2699h20187v1303" svg:viewBox="0 0 20188 2700">
          <text:p/>
        </draw:connector>
        <draw:custom-shape draw:style-name="gr18" draw:text-style-name="P12" xml:id="id10" draw:id="id10" draw:layer="layout" svg:width="3.493cm" svg:height="1.27cm" svg:x="13.064cm" svg:y="11.795cm">
          <text:p text:style-name="P11"><text:span text:style-name="T4">cb-depsol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11" draw:id="id11" draw:layer="layout" svg:width="3.493cm" svg:height="1.27cm" svg:x="18.462cm" svg:y="11.795cm">
          <text:p text:style-name="P11"><text:span text:style-name="T4">cb-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4.128cm" svg:height="3.81cm" svg:x="12.747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4.128cm" svg:height="3.81cm" svg:x="18.145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2" draw:id="id12" draw:layer="layout" svg:width="2.54cm" svg:height="1.27cm" svg:x="13.382cm" svg:y="13.382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4" draw:id="id14" draw:layer="layout" svg:width="2.54cm" svg:height="1.27cm" svg:x="18.78cm" svg:y="13.382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4.811cm" svg:y1="11.795cm" svg:x2="11.16cm" svg:y2="5.603cm" draw:start-shape="id10" draw:start-glue-point="4" draw:end-shape="id1" draw:end-glue-point="1" svg:d="M14811 11795v-6192h-3651" svg:viewBox="0 0 3652 6193">
          <text:p/>
        </draw:connector>
        <draw:connector draw:style-name="gr22" draw:text-style-name="P8" draw:layer="layout" svg:x1="18.973cm" svg:y1="11.981cm" svg:x2="11.16cm" svg:y2="7.508cm" draw:start-shape="id11" draw:start-glue-point="5" draw:end-shape="id5" draw:end-glue-point="1" svg:d="M18973 11981v-4473h-7813" svg:viewBox="0 0 7814 4474">
          <text:p/>
        </draw:connector>
        <draw:connector draw:style-name="gr23" draw:text-style-name="P8" draw:layer="layout" draw:line-skew="0cm -1.111cm" svg:x1="3.54cm" svg:y1="8.461cm" svg:x2="20.209cm" svg:y2="11.795cm" draw:start-shape="id6" draw:start-glue-point="3" draw:end-shape="id11" draw:end-glue-point="4" svg:d="M3540 8461h-501v794h17170v2540" svg:viewBox="0 0 17171 3335">
          <text:p/>
        </draw:connector>
        <draw:frame draw:style-name="gr24" draw:text-style-name="P2" draw:layer="layout" svg:width="2.297cm" svg:height="0.962cm" svg:x="13.7cm" svg:y="14.97cm">
          <draw:text-box>
            <text:p>Solver</text:p>
          </draw:text-box>
        </draw:frame>
        <draw:frame draw:style-name="gr25" draw:text-style-name="P2" draw:layer="layout" svg:width="3cm" svg:height="0.962cm" svg:x="18.462cm" svg:y="14.97cm">
          <draw:text-box>
            <text:p>Collector</text:p>
          </draw:text-box>
        </draw:frame>
        <draw:frame draw:style-name="gr26" draw:text-style-name="P2" draw:layer="layout" svg:width="7.339cm" svg:height="0.962cm" svg:x="3.821cm" svg:y="4.165cm">
          <draw:text-box>
            <text:p>Message Broker (Kafka)</text:p>
          </draw:text-box>
        </draw:frame>
        <draw:connector draw:style-name="gr27" draw:text-style-name="P8" draw:layer="layout" draw:line-skew="-10.125cm -0.501cm" svg:x1="15.922cm" svg:y1="14.017cm" svg:x2="17.482cm" svg:y2="17.192cm" draw:start-shape="id12" draw:start-glue-point="10" draw:end-shape="id13" draw:end-glue-point="0" svg:d="M15922 14017h635v3175h925" svg:viewBox="0 0 1561 3176">
          <text:p/>
        </draw:connector>
        <draw:connector draw:style-name="gr27" draw:text-style-name="P8" draw:layer="layout" draw:line-skew="-0.136cm" svg:x1="21.32cm" svg:y1="14.017cm" svg:x2="22.36cm" svg:y2="17.198cm" draw:start-shape="id14" draw:start-glue-point="10" svg:d="M21320 14017h635v3181h405" svg:viewBox="0 0 1041 3182">
          <text:p/>
        </draw:connector>
        <draw:connector draw:style-name="gr28" draw:text-style-name="P8" draw:layer="layout" draw:line-skew="0.635cm" svg:x1="19.441cm" svg:y1="6.43cm" svg:x2="11.16cm" svg:y2="5.603cm" draw:start-shape="id9" draw:start-glue-point="3" draw:end-shape="id1" svg:d="M19441 6430h-3506v-827h-4775" svg:viewBox="0 0 8282 828">
          <text:p/>
        </draw:connector>
        <draw:connector draw:style-name="gr29" draw:text-style-name="P8" draw:layer="layout" draw:line-skew="0.635cm" svg:x1="19.441cm" svg:y1="6.43cm" svg:x2="11.16cm" svg:y2="7.508cm" draw:start-shape="id9" draw:start-glue-point="3" draw:end-shape="id5" draw:end-glue-point="1" svg:d="M19441 6430h-3506v1078h-4775" svg:viewBox="0 0 8282 1079">
          <text:p/>
        </draw:connector>
        <draw:connector draw:style-name="gr17" draw:text-style-name="P8" draw:layer="layout" draw:line-skew="-0.544cm" svg:x1="3.54cm" svg:y1="8.461cm" svg:x2="1.952cm" svg:y2="6.371cm" draw:start-shape="id6" draw:start-glue-point="3" svg:d="M3540 8461h-1588v-2090" svg:viewBox="0 0 1589 20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20 40" svg:d="M0 40l10-40 10 40z"/>
    <draw:marker draw:name="Arrowheads_20_3" draw:display-name="Arrowheads 3" svg:viewBox="0 0 20 30" svg:d="M10 30l-10-30h20z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8T16:10:55.248112546</meta:creation-date>
    <dc:date>2021-07-18T21:21:30.029282671</dc:date>
    <meta:editing-duration>PT10M20S</meta:editing-duration>
    <meta:editing-cycles>2</meta:editing-cycles>
    <meta:generator>LibreOffice/7.1.3.2$Linux_X86_64 LibreOffice_project/10$Build-2</meta:generator>
    <meta:document-statistic meta:object-count="37"/>
  </office:meta>
</office:document-meta>
</file>